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"~/.vimrc</text:p>
      <text:p text:style-name="Standard">"vim config file</text:p>
      <text:p text:style-name="Standard">"""""""""""""""""""""""""""""""""""</text:p>
      <text:p text:style-name="Standard">"""=&gt;全局配置&lt;="""</text:p>
      <text:p text:style-name="Standard">"""""""""""""""""""""""""""""""""""</text:p>
      <text:p text:style-name="Standard">"关闭vi兼容模式"</text:p>
      <text:p text:style-name="Standard">set nocompatible</text:p>
      <text:p text:style-name="Standard"/>
      <text:p text:style-name="Standard">"设置历史记录步数"</text:p>
      <text:p text:style-name="Standard">set history=1000</text:p>
      <text:p text:style-name="Standard"/>
      <text:p text:style-name="Standard">"开启相关插件"</text:p>
      <text:p text:style-name="Standard">"侦测文件类型"</text:p>
      <text:p text:style-name="Standard">filetype on</text:p>
      <text:p text:style-name="Standard">"载入文件类型插件"</text:p>
      <text:p text:style-name="Standard">filetype plugin on</text:p>
      <text:p text:style-name="Standard">"为特定文件类型载入相关缩进文件"</text:p>
      <text:p text:style-name="Standard">filetype indent on</text:p>
      <text:p text:style-name="Standard"/>
      <text:p text:style-name="Standard">"当文件在外部被修改时，自动更新该文件"</text:p>
      <text:p text:style-name="Standard">set autoread</text:p>
      <text:p text:style-name="Standard"/>
      <text:p text:style-name="Standard">"激活鼠标的使用"</text:p>
      <text:p text:style-name="Standard">set mouse=a</text:p>
      <text:p text:style-name="Standard">set selection=exclusive</text:p>
      <text:p text:style-name="Standard">set selectmode=mouse,key</text:p>
      <text:p text:style-name="Standard"/>
      <text:p text:style-name="Standard">"保存全局变量"</text:p>
      <text:p text:style-name="Standard">set viminfo+=!</text:p>
      <text:p text:style-name="Standard"/>
      <text:p text:style-name="Standard">"带有如下符号的单词不要被换行分割"</text:p>
      <text:p text:style-name="Standard">set iskeyword+=_,$,@,%,#,-</text:p>
      <text:p text:style-name="Standard"/>
      <text:p text:style-name="Standard">"通过使用: commands命令，告诉我们文件的哪一行被改变过"</text:p>
      <text:p text:style-name="Standard">set report=0</text:p>
      <text:p text:style-name="Standard"/>
      <text:p text:style-name="Standard">"被分割的窗口间显示空白，便于阅读"</text:p>
      <text:p text:style-name="Standard">set fillchars=vert:\ ,stl:\ ,stlnc:\</text:p>
      <text:p text:style-name="Standard"/>
      <text:p text:style-name="Standard">"""""""""""""""""""""""""""""""""</text:p>
      <text:p text:style-name="Standard">"""=&gt;字体和颜色&lt;="""</text:p>
      <text:p text:style-name="Standard">"""""""""""""""""""""""""""""""""</text:p>
      <text:p text:style-name="Standard">"自动开启语法高亮"</text:p>
      <text:p text:style-name="Standard">syntax enable</text:p>
      <text:p text:style-name="Standard"/>
      <text:p text:style-name="Standard">"设置字体"</text:p>
      <text:p text:style-name="Standard">"set guifont=dejaVu\ Sans\ MONO\ 10</text:p>
      <text:p text:style-name="Standard"><text:soft-page-break/>set guifont=Courier_New:h10:cANSI</text:p>
      <text:p text:style-name="Standard"/>
      <text:p text:style-name="Standard">"设置颜色"</text:p>
      <text:p text:style-name="Standard">"colorscheme desert</text:p>
      <text:p text:style-name="Standard"/>
      <text:p text:style-name="Standard">"高亮显示当前行"</text:p>
      <text:p text:style-name="Standard">set cursorline</text:p>
      <text:p text:style-name="Standard">hi cursorline guibg=#00ff00</text:p>
      <text:p text:style-name="Standard">hi CursorColumn guibg=#00ff00</text:p>
      <text:p text:style-name="Standard"/>
      <text:p text:style-name="Standard">"高亮显示普通txt文件（需要txt.vim脚本）"</text:p>
      <text:p text:style-name="Standard">au BufRead,BufNewFile * <text:s/>setfiletype txt</text:p>
      <text:p text:style-name="Standard"/>
      <text:p text:style-name="Standard">"""""""""""""""""""""""""""""""</text:p>
      <text:p text:style-name="Standard">"""=&gt;代码折叠功能&lt;="""</text:p>
      <text:p text:style-name="Standard">"""""""""""""""""""""""""""""""</text:p>
      <text:p text:style-name="Standard">"激活折叠功能"</text:p>
      <text:p text:style-name="Standard">set foldenable</text:p>
      <text:p text:style-name="Standard">"set nofen（这个是关闭折叠功能）"</text:p>
      <text:p text:style-name="Standard"/>
      <text:p text:style-name="Standard">"设置按照语法方式折叠（可简写set fdm=XX）"</text:p>
      <text:p text:style-name="Standard">"有6种折叠方法：</text:p>
      <text:p text:style-name="Standard">"manual <text:s text:c="2"/>手工定义折叠"</text:p>
      <text:p text:style-name="Standard">"indent <text:s text:c="2"/>更多的缩进表示更高级别的折叠"</text:p>
      <text:p text:style-name="Standard">"expr <text:s text:c="4"/>用表达式来定义折叠"</text:p>
      <text:p text:style-name="Standard">"syntax <text:s text:c="2"/>用语法高亮来定义折叠"</text:p>
      <text:p text:style-name="Standard">"diff <text:s text:c="4"/>对没有更改的文本进行折叠"</text:p>
      <text:p text:style-name="Standard">"marker <text:s text:c="2"/>对文中的标志进行折叠"</text:p>
      <text:p text:style-name="Standard">set foldmethod=manual</text:p>
      <text:p text:style-name="Standard">"set fdl=0（这个是不选用任何折叠方法）"</text:p>
      <text:p text:style-name="Standard"/>
      <text:p text:style-name="Standard">"设置折叠区域的宽度"</text:p>
      <text:p text:style-name="Standard">"如果不为0，则在屏幕左侧显示一个折叠标识列</text:p>
      <text:p text:style-name="Standard">"分别用“-”和“+”来表示打开和关闭的折叠</text:p>
      <text:p text:style-name="Standard">set foldcolumn=0</text:p>
      <text:p text:style-name="Standard"/>
      <text:p text:style-name="Standard">"设置折叠层数为3"</text:p>
      <text:p text:style-name="Standard">setlocal foldlevel=3</text:p>
      <text:p text:style-name="Standard"/>
      <text:p text:style-name="Standard">"设置为自动关闭折叠"</text:p>
      <text:p text:style-name="Standard">set foldclose=all</text:p>
      <text:p text:style-name="Standard"/>
      <text:p text:style-name="Standard">"用空格键来代替zo和zc快捷键实现开关折叠"</text:p>
      <text:p text:style-name="Standard">"zo O-pen a fold (打开折叠)</text:p>
      <text:p text:style-name="Standard">"zc C-lose a fold (关闭折叠)</text:p>
      <text:p text:style-name="Standard">"zf F-old creation (创建折叠)</text:p>
      <text:p text:style-name="Standard"><text:soft-page-break/>"nnoremap &lt;space&gt; @=((foldclosed(line('.')) &lt; 0) ? 'zc' : 'zo')&lt;CR&gt;</text:p>
      <text:p text:style-name="Standard"/>
      <text:p text:style-name="Standard">"""""""""""""""""""""""""""""""""""</text:p>
      <text:p text:style-name="Standard">"""=&gt;文字处理&lt;="""</text:p>
      <text:p text:style-name="Standard">"""""""""""""""""""""""""""""""""""</text:p>
      <text:p text:style-name="Standard">"使用空格来替换Tab"</text:p>
      <text:p text:style-name="Standard">set expandtab</text:p>
      <text:p text:style-name="Standard"/>
      <text:p text:style-name="Standard">"设置所有的Tab和缩进为4个空格"</text:p>
      <text:p text:style-name="Standard">set tabstop=4</text:p>
      <text:p text:style-name="Standard"/>
      <text:p text:style-name="Standard">"设定&lt;&lt;和&gt;&gt;命令移动时的宽度为4"</text:p>
      <text:p text:style-name="Standard">set shiftwidth=4</text:p>
      <text:p text:style-name="Standard"/>
      <text:p text:style-name="Standard">"使得按退格键时可以一次删除4个空格"</text:p>
      <text:p text:style-name="Standard">set softtabstop=4</text:p>
      <text:p text:style-name="Standard">set smarttab</text:p>
      <text:p text:style-name="Standard"/>
      <text:p text:style-name="Standard">"缩进，自动缩进（继承前一行的缩进）"</text:p>
      <text:p text:style-name="Standard">"set autoindent 命令打开自动缩进，是下面配置的缩写</text:p>
      <text:p text:style-name="Standard">"可使用autoindent命令的简写，即“:set ai”和“:set noai”</text:p>
      <text:p text:style-name="Standard">"还可以使用“:set ai sw=4”在一个命令中打开缩进并设置缩进级别</text:p>
      <text:p text:style-name="Standard">set ai</text:p>
      <text:p text:style-name="Standard">set cindent</text:p>
      <text:p text:style-name="Standard"/>
      <text:p text:style-name="Standard">"智能缩进"</text:p>
      <text:p text:style-name="Standard">set si</text:p>
      <text:p text:style-name="Standard"/>
      <text:p text:style-name="Standard">"自动换行”</text:p>
      <text:p text:style-name="Standard">set wrap</text:p>
      <text:p text:style-name="Standard"/>
      <text:p text:style-name="Standard">"设置软宽度"</text:p>
      <text:p text:style-name="Standard">set sw=4</text:p>
      <text:p text:style-name="Standard"/>
      <text:p text:style-name="Standard">"行内替换"</text:p>
      <text:p text:style-name="Standard">set gdefault</text:p>
      <text:p text:style-name="Standard"/>
      <text:p text:style-name="Standard">""""""""""""""""""""""""""""""""""</text:p>
      <text:p text:style-name="Standard">"""=&gt;Vim 界面&lt;="""</text:p>
      <text:p text:style-name="Standard">""""""""""""""""""""""""""""""""""</text:p>
      <text:p text:style-name="Standard">"增强模式中的命令行自动完成操作"</text:p>
      <text:p text:style-name="Standard">set wildmenu</text:p>
      <text:p text:style-name="Standard"/>
      <text:p text:style-name="Standard">"显示标尺"</text:p>
      <text:p text:style-name="Standard">set ruler</text:p>
      <text:p text:style-name="Standard"/>
      <text:p text:style-name="Standard">"设置命令行的高度"</text:p>
      <text:p text:style-name="Standard"><text:soft-page-break/>set cmdheight=1</text:p>
      <text:p text:style-name="Standard"/>
      <text:p text:style-name="Standard">"显示行数"</text:p>
      <text:p text:style-name="Standard">set nu</text:p>
      <text:p text:style-name="Standard"/>
      <text:p text:style-name="Standard">"不要图形按钮"</text:p>
      <text:p text:style-name="Standard">set go=</text:p>
      <text:p text:style-name="Standard"/>
      <text:p text:style-name="Standard">"在执行宏命令时，不进行显示重绘；在宏命令执行完成后，一次性重绘，以便提高性能"</text:p>
      <text:p text:style-name="Standard">set lz</text:p>
      <text:p text:style-name="Standard"/>
      <text:p text:style-name="Standard">"使回格键（backspace）正常处理indent, eol, start等"</text:p>
      <text:p text:style-name="Standard">set backspace=eol,start,indent</text:p>
      <text:p text:style-name="Standard"/>
      <text:p text:style-name="Standard">"允许空格键和光标键跨越行边界"</text:p>
      <text:p text:style-name="Standard">set whichwrap+=&lt;,&gt;,h,l</text:p>
      <text:p text:style-name="Standard"/>
      <text:p text:style-name="Standard">"设置魔术"</text:p>
      <text:p text:style-name="Standard">set magic</text:p>
      <text:p text:style-name="Standard"/>
      <text:p text:style-name="Standard">"关闭遇到错误时的声音提示"</text:p>
      <text:p text:style-name="Standard">"关闭错误信息响铃"</text:p>
      <text:p text:style-name="Standard">set noerrorbells</text:p>
      <text:p text:style-name="Standard"/>
      <text:p text:style-name="Standard">"关闭使用可视响铃代替呼叫"</text:p>
      <text:p text:style-name="Standard">set novisualbell</text:p>
      <text:p text:style-name="Standard"/>
      <text:p text:style-name="Standard">"高亮显示匹配的括号([{和}])"</text:p>
      <text:p text:style-name="Standard">set showmatch</text:p>
      <text:p text:style-name="Standard"/>
      <text:p text:style-name="Standard">"匹配括号高亮的时间（单位是十分之一秒）"</text:p>
      <text:p text:style-name="Standard">set mat=2</text:p>
      <text:p text:style-name="Standard"/>
      <text:p text:style-name="Standard">"光标移动到buffer的顶部和底部时保持3行距离"</text:p>
      <text:p text:style-name="Standard">set scrolloff=3</text:p>
      <text:p text:style-name="Standard"/>
      <text:p text:style-name="Standard">"搜索逐字符高亮"</text:p>
      <text:p text:style-name="Standard">set hlsearch</text:p>
      <text:p text:style-name="Standard">set incsearch</text:p>
      <text:p text:style-name="Standard"/>
      <text:p text:style-name="Standard">"搜索时不区分大小写"</text:p>
      <text:p text:style-name="Standard">"还可以使用简写（“:set ic”和“:set noic”）"</text:p>
      <text:p text:style-name="Standard">set ignorecase</text:p>
      <text:p text:style-name="Standard"/>
      <text:p text:style-name="Standard">"用浅色高亮显示当前行"</text:p>
      <text:p text:style-name="Standard">autocmd InsertLeave * se nocul</text:p>
      <text:p text:style-name="Standard">autocmd InsertEnter * se cul</text:p>
      <text:p text:style-name="Standard"><text:soft-page-break/></text:p>
      <text:p text:style-name="Standard">"输入的命令显示出来，看的清楚"</text:p>
      <text:p text:style-name="Standard">set showcmd</text:p>
      <text:p text:style-name="Standard"/>
      <text:p text:style-name="Standard">""""""""""""""""""""""""""""""""""""</text:p>
      <text:p text:style-name="Standard">"""=&gt;编码设置&lt;="""</text:p>
      <text:p text:style-name="Standard">""""""""""""""""""""""""""""""""""""</text:p>
      <text:p text:style-name="Standard">"设置编码"</text:p>
      <text:p text:style-name="Standard">set encoding=utf-8</text:p>
      <text:p text:style-name="Standard">set fencs=utf-8,ucs-bom,shift-jis,gb18030,gbk,gb2312,cp936</text:p>
      <text:p text:style-name="Standard"/>
      <text:p text:style-name="Standard">"设置文件编码"</text:p>
      <text:p text:style-name="Standard">set fileencodings=utf-8</text:p>
      <text:p text:style-name="Standard"/>
      <text:p text:style-name="Standard">"设置终端编码"</text:p>
      <text:p text:style-name="Standard">set termencoding=utf-8</text:p>
      <text:p text:style-name="Standard"/>
      <text:p text:style-name="Standard">"设置语言编码"</text:p>
      <text:p text:style-name="Standard">set langmenu=zh_CN.UTF-8</text:p>
      <text:p text:style-name="Standard">set helplang=cn</text:p>
      <text:p text:style-name="Standard"/>
      <text:p text:style-name="Standard">"""""""""""""""""""""""""""""</text:p>
      <text:p text:style-name="Standard">"""=&gt;其他设置&lt;="""</text:p>
      <text:p text:style-name="Standard">"""""""""""""""""""""""""""""</text:p>
      <text:p text:style-name="Standard">"自动补全括号"</text:p>
      <text:p text:style-name="Standard">inoremap ( ()&lt;LEFT&gt;</text:p>
      <text:p text:style-name="Standard">inoremap [ []&lt;LEFT&gt;</text:p>
      <text:p text:style-name="Standard">inoremap { {}&lt;LEFT&gt;</text:p>
      <text:p text:style-name="Standard"/>
      <text:p text:style-name="Standard">"开启新行时使用智能自动缩进"</text:p>
      <text:p text:style-name="Standard">set smartindent</text:p>
      <text:p text:style-name="Standard">set cin</text:p>
      <text:p text:style-name="Standard">set showmatch</text:p>
      <text:p text:style-name="Standard"/>
      <text:p text:style-name="Standard">"在处理未保存或只读文件的时候，弹出确认"</text:p>
      <text:p text:style-name="Standard">set confirm</text:p>
      <text:p text:style-name="Standard"/>
      <text:p text:style-name="Standard">"隐藏工具栏"</text:p>
      <text:p text:style-name="Standard">set guioptions-=T</text:p>
      <text:p text:style-name="Standard"/>
      <text:p text:style-name="Standard">"隐藏菜单栏"</text:p>
      <text:p text:style-name="Standard">set guioptions-=m</text:p>
      <text:p text:style-name="Standard"/>
      <text:p text:style-name="Standard">"置空错误铃声的终端代码"</text:p>
      <text:p text:style-name="Standard">set vb t_vb=</text:p>
      <text:p text:style-name="Standard"/>
      <text:p text:style-name="Standard">"显示状态栏（默认值为1，表示无法显示状态栏）"</text:p>
      <text:p text:style-name="Standard"><text:soft-page-break/>set laststatus=2</text:p>
      <text:p text:style-name="Standard"/>
      <text:p text:style-name="Standard">"状态行显示的内容"</text:p>
      <text:p text:style-name="Standard">set statusline=%F%m%r%h%w\ [FORMAT=%{&amp;ff}]\ [TYPE=%Y]\ [POS=%l,%v][%p%%]\ %{strftime(\"%d/%m/%y\ -\ %H:%M\")}</text:p>
      <text:p text:style-name="Standard"/>
      <text:p text:style-name="Standard">"粘贴不换行问题的解决方法"</text:p>
      <text:p text:style-name="Standard">set pastetoggle=&lt;F9&gt;</text:p>
      <text:p text:style-name="Standard"/>
      <text:p text:style-name="Standard">"设置背景颜色"</text:p>
      <text:p text:style-name="Standard">set background=dark</text:p>
      <text:p text:style-name="Standard"/>
      <text:p text:style-name="Standard">"文件类型自动检测，代码智能补全"</text:p>
      <text:p text:style-name="Standard">set completeopt=longest,preview,menu</text:p>
      <text:p text:style-name="Standard"/>
      <text:p text:style-name="Standard">"共享剪切板"</text:p>
      <text:p text:style-name="Standard">set clipboard+=unnamed</text:p>
      <text:p text:style-name="Standard"/>
      <text:p text:style-name="Standard">"从不备份"</text:p>
      <text:p text:style-name="Standard">set nobackup</text:p>
      <text:p text:style-name="Standard">set noswapfile</text:p>
      <text:p text:style-name="Standard"/>
      <text:p text:style-name="Standard">"自动保存"</text:p>
      <text:p text:style-name="Standard">set autowrite</text:p>
      <text:p text:style-name="Standard"/>
      <text:p text:style-name="Standard">"显示中文帮助"</text:p>
      <text:p text:style-name="Standard">if version &gt;= 603</text:p>
      <text:p text:style-name="Standard"><text:s text:c="8"/>set helplang=cn</text:p>
      <text:p text:style-name="Standard"><text:s text:c="12"/>set encoding=utf-8</text:p>
      <text:p text:style-name="Standard">endif</text:p>
      <text:p text:style-name="Standard"/>
      <text:p text:style-name="Standard">"设置高亮相关项"</text:p>
      <text:p text:style-name="Standard">highlight Search ctermbg=black ctermfg=white guifg=white guibg=black</text:p>
      <text:p text:style-name="Standard"/>
      <text:p text:style-name="Standard">""""""""""""""""""""""""""""""""</text:p>
      <text:p text:style-name="Standard">"""=&gt;在shell脚本开头自动增加解释器以及作者等版权信息&lt;="""</text:p>
      <text:p text:style-name="Standard">""""""""""""""""""""""""""""""""</text:p>
      <text:p text:style-name="Standard">"新建.py,.cc,.sh,.java文件，自动插入文件头"</text:p>
      <text:p text:style-name="Standard">autocmd BufNewFile *.py,*.cc,*.sh,*.java exec ":call SetTitle()"</text:p>
      <text:p text:style-name="Standard">"定义函数SetTitle，自动插入文件头"</text:p>
      <text:p text:style-name="Standard">func SetTitle()</text:p>
      <text:p text:style-name="Standard"><text:s text:c="4"/>if expand ("%:e") == 'sh'</text:p>
      <text:p text:style-name="Standard"><text:s text:c="8"/>call setline(1, "#!/bin/bash")</text:p>
      <text:p text:style-name="Standard"><text:s text:c="8"/>call setline(2, "#Author:Zhenqin Guo")</text:p>
      <text:p text:style-name="Standard"><text:s text:c="8"/>call setline(3, "#Email: zhenin.guo.china@gmail.com")</text:p>
      <text:p text:style-name="Standard"><text:s text:c="8"/>call setline(4, "#Time:".strftime("%F %T"))</text:p>
      <text:p text:style-name="Standard"><text:s text:c="8"/>call setline(5, "#Name:".expand("%"))</text:p>
      <text:p text:style-name="Standard"><text:soft-page-break/><text:s text:c="8"/>call setline(6, "#Version:V1.0")</text:p>
      <text:p text:style-name="Standard"><text:s text:c="8"/>call setline(7, "#Description:This is a production script.")</text:p>
      <text:p text:style-name="Standard"><text:s text:c="4"/>endif</text:p>
      <text:p text:style-name="Standard">endfun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4:05:11.145475420</meta:creation-date>
    <dc:date>2019-10-21T14:05:26.433983526</dc:date>
    <meta:editing-duration>PT15S</meta:editing-duration>
    <meta:editing-cycles>1</meta:editing-cycles>
    <meta:document-statistic meta:table-count="0" meta:image-count="0" meta:object-count="0" meta:page-count="7" meta:paragraph-count="217" meta:word-count="1505" meta:character-count="4331" meta:non-whitespace-character-count="4037"/>
    <meta:generator>LibreOffice/6.0.7.3$Linux_X86_64 LibreOffice_project/00m0$Build-3</meta:generator>
  </office:meta>
</office:document-meta>
</file>